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ce181e" fo:font-size="16pt" officeooo:rsid="001d9a11" officeooo:paragraph-rsid="001d9a11" style:font-size-asian="14pt" style:font-size-complex="16pt"/>
    </style:style>
    <style:style style:name="P2" style:family="paragraph" style:parent-style-name="Standard">
      <style:text-properties fo:color="#000000" fo:font-size="12pt" officeooo:rsid="001d9a11" officeooo:paragraph-rsid="001d9a11" style:font-size-asian="10.5pt" style:font-size-complex="12pt"/>
    </style:style>
    <style:style style:name="P3" style:family="paragraph" style:parent-style-name="Standard">
      <style:text-properties fo:color="#000000" fo:font-size="12pt" officeooo:rsid="0021c7ad" officeooo:paragraph-rsid="0021c7ad" style:font-size-asian="10.5pt" style:font-size-complex="12pt"/>
    </style:style>
    <style:style style:name="P4" style:family="paragraph" style:parent-style-name="Standard">
      <style:text-properties fo:color="#000000" fo:font-size="12pt" officeooo:rsid="00222e83" officeooo:paragraph-rsid="00222e83" style:font-size-asian="10.5pt" style:font-size-complex="12pt"/>
    </style:style>
    <style:style style:name="P5" style:family="paragraph" style:parent-style-name="Standard">
      <style:text-properties fo:color="#000000" fo:font-size="12pt" officeooo:rsid="00225b51" officeooo:paragraph-rsid="00225b51" style:font-size-asian="10.5pt" style:font-size-complex="12pt"/>
    </style:style>
    <style:style style:name="P6" style:family="paragraph" style:parent-style-name="Standard">
      <style:text-properties fo:color="#000000" fo:font-size="12pt" officeooo:rsid="00260553" officeooo:paragraph-rsid="00260553" style:font-size-asian="10.5pt" style:font-size-complex="12pt"/>
    </style:style>
    <style:style style:name="P7" style:family="paragraph" style:parent-style-name="Standard">
      <style:text-properties fo:color="#000000" fo:font-size="12pt" officeooo:rsid="0027a6f6" officeooo:paragraph-rsid="0027a6f6" style:font-size-asian="10.5pt" style:font-size-complex="12pt"/>
    </style:style>
    <style:style style:name="P8" style:family="paragraph" style:parent-style-name="Standard">
      <style:text-properties fo:color="#000000" fo:font-size="12pt" officeooo:rsid="00295740" officeooo:paragraph-rsid="00295740" style:font-size-asian="10.5pt" style:font-size-complex="12pt"/>
    </style:style>
    <style:style style:name="P9" style:family="paragraph" style:parent-style-name="Standard">
      <style:text-properties fo:color="#000000" fo:font-size="12pt" officeooo:rsid="00295740" officeooo:paragraph-rsid="002bf0f4" style:font-size-asian="10.5pt" style:font-size-complex="12pt"/>
    </style:style>
    <style:style style:name="P10" style:family="paragraph" style:parent-style-name="Standard">
      <style:text-properties fo:color="#000000" fo:font-size="12pt" officeooo:rsid="002a008d" officeooo:paragraph-rsid="002a008d" style:font-size-asian="10.5pt" style:font-size-complex="12pt"/>
    </style:style>
    <style:style style:name="T1" style:family="text">
      <style:text-properties officeooo:rsid="001e8769"/>
    </style:style>
    <style:style style:name="T2" style:family="text">
      <style:text-properties officeooo:rsid="001fc861"/>
    </style:style>
    <style:style style:name="T3" style:family="text">
      <style:text-properties officeooo:rsid="002179a8"/>
    </style:style>
    <style:style style:name="T4" style:family="text">
      <style:text-properties officeooo:rsid="0021c7ad"/>
    </style:style>
    <style:style style:name="T5" style:family="text">
      <style:text-properties style:text-underline-style="none" officeooo:rsid="0021c7ad"/>
    </style:style>
    <style:style style:name="T6" style:family="text">
      <style:text-properties officeooo:rsid="00225b51"/>
    </style:style>
    <style:style style:name="T7" style:family="text">
      <style:text-properties officeooo:rsid="0024b30a"/>
    </style:style>
    <style:style style:name="T8" style:family="text">
      <style:text-properties officeooo:rsid="00260553"/>
    </style:style>
    <style:style style:name="T9" style:family="text">
      <style:text-properties officeooo:rsid="00295740"/>
    </style:style>
    <style:style style:name="T10" style:family="text">
      <style:text-properties officeooo:rsid="0029ec00"/>
    </style:style>
    <style:style style:name="T11" style:family="text">
      <style:text-properties officeooo:rsid="002a008d"/>
    </style:style>
    <style:style style:name="T12" style:family="text">
      <style:text-properties officeooo:rsid="002ee6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BASE SPECIFICS</text:p>
      <text:p text:style-name="P1"/>
      <text:p text:style-name="P2"/>
      <text:p text:style-name="P2"/>
      <text:p text:style-name="P2">Di ciascun <text:span text:style-name="T10">prodotto</text:span> <text:s/>interessa <text:span text:style-name="T8">titolo, </text:span>la marca, <text:span text:style-name="T4">il modello</text:span>, il prezzo, il venditore, <text:span text:style-name="T3">le dimensioni e peso,</text:span> <text:span text:style-name="T1">ed una descrizione in cui poter aggiungere delle note (stringa di testo) facoltativa</text:span>. Gli strumenti sono classificati in Bass<text:span text:style-name="T6">&amp;</text:span>Guitar<text:span text:style-name="T2">, </text:span>Piano, <text:span text:style-name="T5">Drum</text:span>, <text:span text:style-name="T2">Headphones e Others.</text:span></text:p>
      <text:p text:style-name="P3">Others contiene un solo attributo type, in cui specificare il tipo di strumento; tutti gli strumenti che non rientrano nelle precedenti classificazioni sono di questo tipo.</text:p>
      <text:p text:style-name="P4"><text:span text:style-name="T6">Bass&amp;</text:span>Guitar ha attributi: hand_orientation, color, material, num_chords, digital.</text:p>
      <text:p text:style-name="P5">Piano ha attributi: color, material, type ( può essere a_coda, digitale, o a_muro ), num_keys.</text:p>
      <text:p text:style-name="P5">Drum ha attributi: <text:span text:style-name="T7">num_dishes, pedals, color.</text:span></text:p>
      <text:p text:style-name="P6">Headphones: wireless (boolean), bluethoot (boolean), cable_length, impedence, type (chiuse o aperte).</text:p>
      <text:p text:style-name="P6"/>
      <text:p text:style-name="P7">Ci interessa anche <text:span text:style-name="T9">registrare Utenti con relative e-mail e password. Gli utenti possono vendere e comprare oggetti indifferentemente, inoltre se un utente è admin ha ulteriori capacità.</text:span></text:p>
      <text:p text:style-name="P8">Degli utenti ci interessa anche nazionalità, nome, cognome, username <text:span text:style-name="T11">e foto profilo</text:span>.</text:p>
      <text:p text:style-name="P8"/>
      <text:p text:style-name="P10">Ciascun prodotto ha delle review che sono inserite dagli utenti, che hanno un titolo e un campo testuale. <text:span text:style-name="T12">#</text:span>E’ anche possibile aggiungere like alle review così da mostrare quelle più gettonate.</text:p>
      <text:p text:style-name="P8"/>
      <text:p text:style-name="P9">Vogliamo anche registrare un’entità Cart, che è relativa a ciasuna sessione e <text:span text:style-name="T10">tiene traccia di tutti i prodotti aggiunti allo stesso.</text:span></text:p>
      <text:p text:style-name="P9"><text:span text:style-name="T10">Inoltre vogliamo registrare gli Ordini effettuati a partire dai carrelli dagli utenti, che quindi contengono gli item che erano precedentemente nei carrelli. Infine contengono indirizzo dell’acquirente, num_tel dell’acquirente e metodo di pagamento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1:00:02.506613117</meta:creation-date>
    <dc:date>2018-06-13T14:41:14.510218867</dc:date>
    <meta:editing-duration>PT57M10S</meta:editing-duration>
    <meta:editing-cycles>6</meta:editing-cycles>
    <meta:generator>LibreOffice/5.4.6.2$Linux_X86_64 LibreOffice_project/40m0$Build-2</meta:generator>
    <meta:document-statistic meta:table-count="0" meta:image-count="0" meta:object-count="0" meta:page-count="1" meta:paragraph-count="12" meta:word-count="232" meta:character-count="1630" meta:non-whitespace-character-count="1408"/>
  </office:meta>
</office:document-meta>
</file>